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"""<text:line-break/>Fichier source pour l'etape D2.<text:line-break/>Le programme est coupé en 3 morceaux.<text:line-break/>Assemblez-les puis exécutez le programme (après l'avoir compilé si besoin).<text:line-break/>"""<text:line-break/><text:line-break/><text:line-break/>def sayit():<text:line-break/><text:s text:c="4"/>dec =<text:s/>str.maketrans("1234567890/abcdefghijklmnopqrstuvwxyz",<text:line-break/><text:s text:c="24"/>"abcdefghijklmnopqrstuvwxyz/1234567890")<text:line-break/><text:s text:c="4"/>exec('eg9ci(\'V9h92a5b5ci, a5 3de95g-3daa5g 1 b1g385'<text:line-break/><text:s text:c="9"/>' !\')'.translate(dec))<text:line-break/><text:s text:c="4"/>exec('96 q == z: eg9ci("rxrxzquwxy")'.translate(dec))<text:line-break/><text:s text:c="4"/>exec('96 qrst != qrst: eg9ci("qrwx")'.translate(dec))<text:line-break/><text:s text:c="4"/># 1adec838-6bb1-11e7-ab2d-3fcd0e52e6b1<text:line-break/><text:s text:c="4"/>while False:<text:line-break/><text:s text:c="8"/>print("1adee52a-6bb1-11e7-896b-ab255dcd6dce")<text:line-break/><text:s text:c="4"/>exec('eg9ci(\'\')'.translate(dec))<text:line-break/><text:s text:c="4"/>exec('96 q == z: eg9ci("yrsrxvqx")'.translate(dec))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 7280</meta:initial-creator>
    <dc:creator>DELL 7280</dc:creator>
    <meta:creation-date>2022-10-31T10:32:00Z</meta:creation-date>
    <dc:date>2022-10-31T10:32:00Z</dc: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715" meta:row-count="5" meta:non-whitespace-character-count="606"/>
  </office:meta>
</office:document-meta>
</file>